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text-properties officeooo:rsid="000e2d0e" officeooo:paragraph-rsid="000e2d0e"/>
    </style:style>
    <style:style style:name="P2" style:family="paragraph" style:parent-style-name="Standard">
      <style:text-properties officeooo:rsid="000ecd1a" officeooo:paragraph-rsid="000ecd1a"/>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paragraph-rsid="0010feb7"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0feb7" style:font-weight-asian="bold" style:font-weight-complex="bold"/>
    </style:style>
    <style:style style:name="P7" style:family="paragraph" style:parent-style-name="Standard">
      <style:text-properties fo:font-style="italic" fo:font-weight="normal" officeooo:paragraph-rsid="000ecd1a" style:font-style-asian="italic" style:font-weight-asian="normal" style:font-style-complex="italic" style:font-weight-complex="normal"/>
    </style:style>
    <style:style style:name="P8" style:family="paragraph" style:parent-style-name="Standard">
      <style:text-properties officeooo:paragraph-rsid="0010feb7"/>
    </style:style>
    <style:style style:name="P9" style:family="paragraph" style:parent-style-name="Standard">
      <style:text-properties officeooo:rsid="001131e4" officeooo:paragraph-rsid="001131e4"/>
    </style:style>
    <style:style style:name="P10" style:family="paragraph" style:parent-style-name="Standard">
      <style:text-properties fo:font-variant="normal" fo:text-transform="none" fo:letter-spacing="normal" fo:font-style="normal" fo:font-weight="normal" officeooo:paragraph-rsid="0010feb7" loext:padding="0in" loext:border="none"/>
    </style:style>
    <style:style style:name="P11" style:family="paragraph" style:parent-style-name="Standard">
      <style:text-properties fo:font-variant="normal" fo:text-transform="none" fo:letter-spacing="normal" fo:font-style="normal" fo:font-weight="normal" officeooo:paragraph-rsid="00171031" loext:padding="0in" loext:border="none"/>
    </style:style>
    <style:style style:name="P12" style:family="paragraph" style:parent-style-name="Standard">
      <style:text-properties fo:font-variant="normal" fo:text-transform="none" fo:letter-spacing="normal" fo:font-style="normal" fo:font-weight="normal" officeooo:rsid="000fa272" loext:padding="0in" loext:border="none"/>
    </style:style>
    <style:style style:name="P13" style:family="paragraph" style:parent-style-name="Standard">
      <style:text-properties fo:font-variant="normal" fo:text-transform="none" fo:letter-spacing="normal" fo:font-style="normal" fo:font-weight="normal" officeooo:paragraph-rsid="00171031"/>
    </style:style>
    <style:style style:name="P14" style:family="paragraph" style:parent-style-name="Standard">
      <style:text-properties fo:font-variant="normal" fo:text-transform="none" fo:letter-spacing="normal" fo:font-style="normal" fo:font-weight="bold" officeooo:paragraph-rsid="00171031"/>
    </style:style>
    <style:style style:name="P15" style:family="paragraph" style:parent-style-name="Standard">
      <style:text-properties fo:font-variant="normal" fo:text-transform="none" style:font-name="sans-serif" fo:font-size="10.6499996185303pt" fo:letter-spacing="normal" fo:font-style="normal" fo:font-weight="normal" officeooo:paragraph-rsid="0010feb7" style:font-weight-asian="normal" style:font-weight-complex="normal"/>
    </style:style>
    <style:style style:name="P16" style:family="paragraph" style:parent-style-name="Standard">
      <style:text-properties fo:font-variant="normal" fo:text-transform="none" style:font-name="sans-serif" fo:font-size="10.6499996185303pt" fo:letter-spacing="normal" fo:font-style="normal" fo:font-weight="normal" officeooo:rsid="00171031" officeooo:paragraph-rsid="00171031" style:font-weight-asian="normal" style:font-weight-complex="normal"/>
    </style:style>
    <style:style style:name="P17" style:family="paragraph" style:parent-style-name="Standard">
      <style:text-properties fo:font-variant="normal" fo:text-transform="none" style:font-name="sans-serif" fo:font-size="10.6499996185303pt" fo:letter-spacing="normal" fo:font-style="normal" fo:font-weight="normal" officeooo:rsid="00171031" officeooo:paragraph-rsid="00171031" fo:background-color="#bbe33d" style:font-weight-asian="normal" style:font-weight-complex="normal"/>
    </style:style>
    <style:style style:name="P18" style:family="paragraph" style:parent-style-name="Standard">
      <style:text-properties fo:font-variant="normal" fo:text-transform="none" style:font-name="sans-serif" fo:font-size="10.6499996185303pt" fo:letter-spacing="normal" fo:font-style="normal" fo:font-weight="normal" officeooo:rsid="00171031" officeooo:paragraph-rsid="00171031" fo:background-color="transparent" style:font-weight-asian="normal" style:font-weight-complex="normal"/>
    </style:style>
    <style:style style:name="P19" style:family="paragraph" style:parent-style-name="Standard">
      <style:text-properties fo:font-variant="normal" fo:text-transform="none" style:font-name="sans-serif" fo:font-size="10.6499996185303pt" fo:letter-spacing="normal" fo:font-style="normal" fo:font-weight="normal" officeooo:rsid="00171031" officeooo:paragraph-rsid="00171031" fo:background-color="#ffff00" style:font-weight-asian="normal" style:font-weight-complex="normal"/>
    </style:style>
    <style:style style:name="P20" style:family="paragraph" style:parent-style-name="Standard">
      <style:text-properties fo:font-variant="normal" fo:text-transform="none" style:font-name="sans-serif" fo:font-size="10.6499996185303pt" fo:letter-spacing="normal" fo:font-style="normal" fo:font-weight="bold" officeooo:rsid="00171031" officeooo:paragraph-rsid="00171031" fo:background-color="transparent" style:font-weight-asian="bold" style:font-weight-complex="bold"/>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italic" fo:font-weight="normal" style:font-style-asian="italic" style:font-style-complex="italic" loext:padding="0in" loext:border="none"/>
    </style:style>
    <style:style style:name="P23" style:family="paragraph" style:parent-style-name="Standard">
      <style:text-properties fo:font-variant="normal" fo:text-transform="none" style:font-name="sans-serif" fo:font-size="10.6499996185303pt" fo:letter-spacing="normal" fo:font-style="normal" fo:font-weight="normal" officeooo:rsid="00171031" officeooo:paragraph-rsid="00171031" fo:background-color="transparent" style:font-weight-asian="normal" style:font-weight-complex="normal"/>
    </style:style>
    <style:style style:name="P24" style:family="paragraph" style:parent-style-name="Standard">
      <style:text-properties fo:font-variant="normal" fo:text-transform="none" style:font-name="sans-serif" fo:font-size="10.6499996185303pt" fo:letter-spacing="normal" fo:font-style="normal" fo:font-weight="normal" officeooo:rsid="0025dabc" officeooo:paragraph-rsid="0025dabc" fo:background-color="transparent" style:font-weight-asian="normal" style:font-weight-complex="normal"/>
    </style:style>
    <style:style style:name="P25" style:family="paragraph" style:parent-style-name="Standard">
      <style:text-properties fo:font-variant="normal" fo:text-transform="none" fo:letter-spacing="normal" fo:font-style="normal" fo:font-weight="normal" officeooo:paragraph-rsid="00171031" loext:padding="0in" loext:border="none"/>
    </style:style>
    <style:style style:name="P26" style:family="paragraph" style:parent-style-name="Standard">
      <style:text-properties fo:font-variant="normal" fo:text-transform="none" fo:letter-spacing="normal" fo:font-style="normal" fo:font-weight="normal" officeooo:paragraph-rsid="0025dabc" loext:padding="0in" loext:border="none"/>
    </style:style>
    <style:style style:name="P27" style:family="paragraph" style:parent-style-name="Standard">
      <style:text-properties fo:font-variant="normal" fo:text-transform="none" fo:letter-spacing="normal" fo:font-style="normal" fo:font-weight="normal" officeooo:rsid="0022fb92" officeooo:paragraph-rsid="00171031" loext:padding="0in" loext:border="none"/>
    </style:style>
    <style:style style:name="P28" style:family="paragraph" style:parent-style-name="Standard">
      <style:text-properties fo:font-variant="normal" fo:text-transform="none" fo:letter-spacing="normal" fo:font-style="normal" fo:font-weight="bold" officeooo:rsid="0022fb92" officeooo:paragraph-rsid="00171031" style:font-weight-asian="bold" style:font-weight-complex="bold" loext:padding="0in" loext:border="none"/>
    </style:style>
    <style:style style:name="P29" style:family="paragraph" style:parent-style-name="Standard">
      <style:text-properties fo:color="#000000" loext:opacity="100%" fo:font-weight="normal" officeooo:paragraph-rsid="00268af7" fo:background-color="transparent" style:font-weight-asian="normal" style:font-weight-complex="normal"/>
    </style:style>
    <style:style style:name="P30" style:family="paragraph" style:parent-style-name="Standard">
      <style:text-properties officeooo:paragraph-rsid="00268af7"/>
    </style:style>
    <style:style style:name="P31" style:family="paragraph" style:parent-style-name="Standard">
      <style:text-properties fo:font-weight="normal" officeooo:paragraph-rsid="00268af7" style:font-weight-asian="normal" style:font-weight-complex="normal"/>
    </style:style>
    <style:style style:name="T1" style:family="text">
      <style:text-properties officeooo:rsid="000e2d0e"/>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officeooo:rsid="000ecd1a"/>
    </style:style>
    <style:style style:name="T5" style:family="text">
      <style:text-properties fo:font-variant="normal" fo:text-transform="none" fo:letter-spacing="normal" fo:font-style="normal" fo:font-weight="normal" loext:padding="0in" loext:border="none"/>
    </style:style>
    <style:style style:name="T6" style:family="text">
      <style:text-properties fo:font-variant="normal" fo:text-transform="none" fo:letter-spacing="normal" fo:font-style="normal" fo:font-weight="normal" officeooo:rsid="000ecd1a" loext:padding="0in" loext:border="none"/>
    </style:style>
    <style:style style:name="T7" style:family="text">
      <style:text-properties fo:font-variant="normal" fo:text-transform="none" fo:letter-spacing="normal" fo:font-style="normal" fo:font-weight="normal" officeooo:rsid="000fa272" loext:padding="0in" loext:border="none"/>
    </style:style>
    <style:style style:name="T8" style:family="text">
      <style:text-properties fo:font-variant="normal" fo:text-transform="none" fo:letter-spacing="normal" fo:font-style="normal" fo:font-weight="normal" officeooo:rsid="0026e214" loext:padding="0in" loext:border="none"/>
    </style:style>
    <style:style style:name="T9" style:family="text">
      <style:text-properties fo:font-variant="normal" fo:text-transform="none" fo:letter-spacing="normal" fo:font-style="normal" fo:font-weight="bold" officeooo:rsid="000fa272" style:font-weight-asian="bold" style:font-weight-complex="bold" loext:padding="0in" loext:border="none"/>
    </style:style>
    <style:style style:name="T10" style:family="text">
      <style:text-properties fo:font-variant="normal" fo:text-transform="none" fo:letter-spacing="normal" fo:font-style="normal" fo:font-weight="bold" style:font-weight-asian="bold" style:font-weight-complex="bold" loext:padding="0in" loext:border="none"/>
    </style:style>
    <style:style style:name="T11" style:family="text">
      <style:text-properties fo:font-variant="normal" fo:text-transform="none" fo:letter-spacing="normal" fo:font-style="normal" fo:font-weight="bold" officeooo:rsid="0027282e" style:font-weight-asian="bold" style:font-weight-complex="bold" loext:padding="0in" loext:border="none"/>
    </style:style>
    <style:style style:name="T12" style:family="text">
      <style:text-properties fo:font-variant="normal" fo:text-transform="none" fo:letter-spacing="normal" fo:font-style="normal" loext:padding="0in" loext:border="none"/>
    </style:style>
    <style:style style:name="T13" style:family="text">
      <style:text-properties fo:font-variant="normal" fo:text-transform="none" fo:letter-spacing="normal" fo:font-style="normal" officeooo:rsid="0027282e" loext:padding="0in" loext:border="none"/>
    </style:style>
    <style:style style:name="T14" style:family="text">
      <style:text-properties fo:font-variant="normal" fo:text-transform="none" fo:letter-spacing="normal" loext:padding="0in" loext:border="none"/>
    </style:style>
    <style:style style:name="T15" style:family="text">
      <style:text-properties fo:font-variant="normal" fo:text-transform="none" style:font-name="sans-serif" fo:font-size="10.6499996185303pt" fo:letter-spacing="normal" fo:font-style="normal"/>
    </style:style>
    <style:style style:name="T16" style:family="text">
      <style:text-properties fo:font-variant="normal" fo:text-transform="none" style:font-name="sans-serif" fo:font-size="10.6499996185303pt" fo:letter-spacing="normal" fo:font-style="normal" fo:font-weight="bold" style:font-weight-asian="bold" style:font-weight-complex="bold"/>
    </style:style>
    <style:style style:name="T17" style:family="text">
      <style:text-properties officeooo:rsid="000fa272"/>
    </style:style>
    <style:style style:name="T18" style:family="text">
      <style:text-properties officeooo:rsid="0010feb7"/>
    </style:style>
    <style:style style:name="T19" style:family="text">
      <style:text-properties officeooo:rsid="001131e4"/>
    </style:style>
    <style:style style:name="T20" style:family="text">
      <style:text-properties fo:background-color="#ffff00" loext:char-shading-value="0"/>
    </style:style>
    <style:style style:name="T21" style:family="text">
      <style:text-properties style:font-name="sans-serif" fo:font-size="10.6499996185303pt" style:font-weight-asian="normal" style:font-weight-complex="normal"/>
    </style:style>
    <style:style style:name="T22" style:family="text">
      <style:text-properties style:font-name="sans-serif" fo:font-size="10.6499996185303pt" officeooo:rsid="00171031" style:font-weight-asian="normal" style:font-weight-complex="normal"/>
    </style:style>
    <style:style style:name="T23" style:family="text">
      <style:text-properties style:font-name="sans-serif" fo:font-size="10.6499996185303pt" officeooo:rsid="00171031" fo:background-color="transparent" loext:char-shading-value="0" style:font-weight-asian="normal" style:font-weight-complex="normal"/>
    </style:style>
    <style:style style:name="T24" style:family="text">
      <style:text-properties style:font-name="sans-serif" fo:font-size="10.6499996185303pt" officeooo:rsid="0025dabc" fo:background-color="transparent" loext:char-shading-value="0" style:font-weight-asian="normal" style:font-weight-complex="normal"/>
    </style:style>
    <style:style style:name="T25" style:family="text">
      <style:text-properties style:font-name="sans-serif" fo:font-size="10.6499996185303pt" officeooo:rsid="00171031" fo:background-color="transparent" loext:char-shading-value="0" style:font-weight-asian="bold" style:font-weight-complex="bold"/>
    </style:style>
    <style:style style:name="T26" style:family="text">
      <style:text-properties style:font-name="sans-serif" fo:font-size="10.6499996185303pt" fo:font-weight="normal" officeooo:rsid="00171031" fo:background-color="transparent" loext:char-shading-value="0" style:font-weight-asian="normal" style:font-weight-complex="normal"/>
    </style:style>
    <style:style style:name="T27" style:family="text">
      <style:text-properties loext:padding="0in" loext:border="none"/>
    </style:style>
    <style:style style:name="T28" style:family="text">
      <style:text-properties officeooo:rsid="00184098"/>
    </style:style>
    <style:style style:name="T29" style:family="text">
      <style:text-properties officeooo:rsid="00198777" fo:background-color="transparent" loext:char-shading-value="0"/>
    </style:style>
    <style:style style:name="T30" style:family="text">
      <style:text-properties officeooo:rsid="00184098" fo:background-color="transparent" loext:char-shading-value="0"/>
    </style:style>
    <style:style style:name="T31" style:family="text">
      <style:text-properties officeooo:rsid="001ae4c9"/>
    </style:style>
    <style:style style:name="T32" style:family="text">
      <style:text-properties fo:font-weight="normal" style:font-weight-asian="normal" style:font-weight-complex="normal"/>
    </style:style>
    <style:style style:name="T33" style:family="text">
      <style:text-properties fo:font-weight="normal" style:font-weight-asian="normal" style:font-weight-complex="normal" loext:padding="0in" loext:border="none"/>
    </style:style>
    <style:style style:name="T34" style:family="text">
      <style:text-properties fo:font-weight="normal" loext:padding="0in" loext:border="none"/>
    </style:style>
    <style:style style:name="T35" style:family="text">
      <style:text-properties fo:font-weight="normal" officeooo:rsid="0022fb92" loext:padding="0in" loext:border="none"/>
    </style:style>
    <style:style style:name="T36" style:family="text">
      <style:text-properties officeooo:rsid="00214e07"/>
    </style:style>
    <style:style style:name="T37" style:family="text">
      <style:text-properties style:font-weight-asian="bold" style:font-weight-complex="bold" loext:padding="0in" loext:border="none"/>
    </style:style>
    <style:style style:name="T38" style:family="text">
      <style:text-properties officeooo:rsid="0022fb92" style:font-weight-asian="bold" style:font-weight-complex="bold" loext:padding="0in" loext:border="none"/>
    </style:style>
    <style:style style:name="T39" style:family="text">
      <style:text-properties officeooo:rsid="00231d96"/>
    </style:style>
    <style:style style:name="T40" style:family="text">
      <style:text-properties officeooo:rsid="0023da86"/>
    </style:style>
    <style:style style:name="T41" style:family="text">
      <style:text-properties officeooo:rsid="002523f8"/>
    </style:style>
    <style:style style:name="T42" style:family="text">
      <style:text-properties fo:color="#000000" loext:opacity="100%" fo:font-weight="normal" fo:background-color="transparent" loext:char-shading-value="0" style:font-weight-asian="normal" style:font-weight-complex="normal"/>
    </style:style>
    <style:style style:name="T43" style:family="text">
      <style:text-properties officeooo:rsid="00268a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Deploy and configure an app</text:span></text:p>
      <text:p text:style-name="Standard"/>
      <text:p text:style-name="Standard"/>
      <text:p text:style-name="P5">sudo docker build -t djedjethai/simpleapp .</text:p>
      <text:p text:style-name="P5">sudo docker run djedjethai/simpleapp</text:p>
      <text:p text:style-name="P1">ctrl-c to stop the running container</text:p>
      <text:p text:style-name="Standard"/>
      <text:p text:style-name="Standard">// <text:span text:style-name="T1">find the output (</text:span><text:span text:style-name="T4">date.out</text:span><text:span text:style-name="T1">) of the container</text:span></text:p>
      <text:p text:style-name="P3">jerome@master:~/app1$ <text:span text:style-name="T2">sudo docker run djedjethai/simpleapp</text:span></text:p>
      <text:p text:style-name="P3">^CTraceback (most recent call last):</text:p>
      <text:p text:style-name="P3"><text:s text:c="2"/>File "./simple.py", line 24, in &lt;module&gt;</text:p>
      <text:p text:style-name="P3"><text:s text:c="4"/>time.sleep(5)</text:p>
      <text:p text:style-name="P3">KeyboardInterrupt</text:p>
      <text:p text:style-name="P3">jerome@master:~/app1$ <text:span text:style-name="T2">sudo find / -name date.out</text:span></text:p>
      <text:p text:style-name="P3">/var/lib/docker/overlay2/aa4a4796eb01b6a5bb97fd42009393b452ab4d5e29d79a523d76bc7be72a519e/diff/date.out</text:p>
      <text:p text:style-name="P7">// <text:span text:style-name="T14">View the contents of the date.out file created via Docker. Note the need for sudo as Docker created the file this time, and the owner is root</text:span></text:p>
      <text:p text:style-name="P3">jerome@master:~/app1$ <text:span text:style-name="T2">sudo tail /var/lib/docker/overlay2/aa4a4796eb01b6a5bb97fd42009393b452ab4d5e29d79a523d76bc7be72a519e/diff/date.out</text:span></text:p>
      <text:p text:style-name="P3">2021-01-20 09:22:11</text:p>
      <text:p text:style-name="P3">2fd8999e69b1</text:p>
      <text:p text:style-name="P3">2021-01-20 09:22:16</text:p>
      <text:p text:style-name="P3">2fd8999e69b1</text:p>
      <text:p text:style-name="P3">2021-01-20 09:22:21</text:p>
      <text:p text:style-name="P3">2fd8999e69b1</text:p>
      <text:p text:style-name="P3">2021-01-20 09:22:26</text:p>
      <text:p text:style-name="P3">2fd8999e69b1</text:p>
      <text:p text:style-name="P3">2021-01-20 09:22:31</text:p>
      <text:p text:style-name="P3">2fd8999e69b1</text:p>
      <text:p text:style-name="P3">jerome@master:~/app1$ </text:p>
      <text:p text:style-name="Standard"/>
      <text:p text:style-name="Standard"><text:span text:style-name="T5">// </text:span><text:span text:style-name="T6">CREATE OUR OWN REPOSITORY AS WE DON T WANT TO SHARE IT WITH THE WORLD</text:span></text:p>
      <text:p text:style-name="Standard"><text:span text:style-name="T6">// </text:span><text:span text:style-name="T7">become sudo first (to get permission for the next commands)</text:span></text:p>
      <text:p text:style-name="Standard"><text:span text:style-name="T7">jerome@master:~/app1$ </text:span><text:span text:style-name="T9">cd</text:span></text:p>
      <text:p text:style-name="Standard"><text:span text:style-name="T7">jerome@master:~$ </text:span><text:span text:style-name="T9">sudo -i</text:span></text:p>
      <text:p text:style-name="P12">root@master:~# </text:p>
      <text:p text:style-name="P2"><text:span text:style-name="T5">root@master:~# </text:span><text:span text:style-name="T10">apt-get install -y docker-compose apache2-utils</text:span></text:p>
      <text:p text:style-name="P22">// Create a new directory for configuration information. We’ll be placing the repository in the root filesystem. A better location may be chosen in a production environmen<text:span text:style-name="T17">t</text:span></text:p>
      <text:p text:style-name="P21">root@master:~# <text:span text:style-name="T2">mkdir -p /localdocker/data</text:span></text:p>
      <text:p text:style-name="P21">root@master:~# <text:span text:style-name="T2">cd /localdocker/</text:span></text:p>
      <text:p text:style-name="Standard"/>
      <text:p text:style-name="Standard"/>
      <text:p text:style-name="Standard"/>
      <text:p text:style-name="Standard"/>
      <text:p text:style-name="P8"><text:soft-page-break/>// <text:span text:style-name="T18">create a docker-compose file </text:span></text:p>
      <text:p text:style-name="P8">root@master:/localdocker# <text:span text:style-name="T2">vim docker-compose.yaml</text:span><text:line-break/>-------------------</text:p>
      <text:p text:style-name="P8">nginx:</text:p>
      <text:p text:style-name="P8"><text:s text:c="2"/>image: "nginx:1.17"</text:p>
      <text:p text:style-name="P8"><text:s text:c="2"/>ports:</text:p>
      <text:p text:style-name="P8"><text:s text:c="4"/>- 443:443</text:p>
      <text:p text:style-name="P8"><text:s text:c="2"/>links:</text:p>
      <text:p text:style-name="P8"><text:s text:c="4"/>- registry:registry</text:p>
      <text:p text:style-name="P8"><text:s text:c="2"/>volumes:</text:p>
      <text:p text:style-name="P8"><text:s text:c="4"/>- /localdocker/nginx/:/etc/nginx/conf.d</text:p>
      <text:p text:style-name="P8">registry:</text:p>
      <text:p text:style-name="P8"><text:s text:c="2"/>image: registry:2</text:p>
      <text:p text:style-name="P8"><text:s text:c="2"/>ports:</text:p>
      <text:p text:style-name="P8"><text:s text:c="4"/>- 127.0.0.1:5000:5000</text:p>
      <text:p text:style-name="P8"><text:s text:c="2"/>environment:</text:p>
      <text:p text:style-name="P8"><text:s text:c="4"/>REGISTRY_STORAGE_FILESYSTEM_ROOTDIRECTORY: /data</text:p>
      <text:p text:style-name="P8"><text:s text:c="2"/>volumes:</text:p>
      <text:p text:style-name="P8"><text:s text:c="3"/>- /localdocker/data:/data</text:p>
      <text:p text:style-name="P8">-------------------</text:p>
      <text:p text:style-name="P8"/>
      <text:p text:style-name="P8">// <text:span text:style-name="T19">compose up</text:span></text:p>
      <text:p text:style-name="P9">docker-compose up –build</text:p>
      <text:p text:style-name="P9"/>
      <text:p text:style-name="P9">// open a new tty inside the master vm and check the registry</text:p>
      <text:p text:style-name="P9">// return an empty curly braces: it works.</text:p>
      <text:p text:style-name="P9">jerome@master:~/LFD259/SOLUTIONS/s_03$ <text:span text:style-name="T2">curl http://127.0.0.1:5000/v2/</text:span></text:p>
      <text:p text:style-name="P9"><text:span text:style-name="T20">{}</text:span>jerome@master:~/LFD259/SOLUTIONS/s_03$ </text:p>
      <text:p text:style-name="P9"/>
      <text:p text:style-name="P9">// stop docker-compose</text:p>
      <text:p text:style-name="P9">// then ingest thr file into k8s using kompose</text:p>
      <text:p text:style-name="P8">// <text:span text:style-name="T5">Download the kompose binary and make it executable. The command can run on a single line. Note that the option following the dash is the letter as in output</text:span></text:p>
      <text:p text:style-name="P8"><text:span text:style-name="T5">root@master:/localdocker#</text:span><text:span text:style-name="T10"> curl -L https://bit.ly/2tN0bEa -o kompose</text:span></text:p>
      <text:p text:style-name="P10"><text:s text:c="2"/>% Total <text:s text:c="3"/>% Received % Xferd <text:s/>Average Speed <text:s text:c="2"/>Time <text:s text:c="3"/>Time <text:s text:c="4"/>Time <text:s/>Current</text:p>
      <text:p text:style-name="P10"><text:s text:c="33"/>Dload <text:s/>Upload <text:s text:c="2"/>Total <text:s text:c="2"/>Spent <text:s text:c="3"/>Left <text:s/>Speed</text:p>
      <text:p text:style-name="P10">100 <text:s text:c="2"/>169 <text:s/>100 <text:s text:c="2"/>169 <text:s text:c="3"/>0 <text:s text:c="4"/>0 <text:s text:c="3"/>719 <text:s text:c="5"/>0 --:--:-- --:--:-- --:--:-- <text:s text:c="2"/>719</text:p>
      <text:p text:style-name="P10">100 <text:s text:c="2"/>643 <text:s/>100 <text:s text:c="2"/>643 <text:s text:c="3"/>0 <text:s text:c="4"/>0 <text:s text:c="2"/>1087 <text:s text:c="5"/>0 --:--:-- --:--:-- --:--:-- <text:s/>1087</text:p>
      <text:p text:style-name="P10">100 45.3M <text:s/>100 45.3M <text:s text:c="3"/>0 <text:s text:c="4"/>0 <text:s/>7163k <text:s text:c="5"/>0 <text:s/>0:00:06 <text:s/>0:00:06 --:--:-- 9951k</text:p>
      <text:p text:style-name="P8"/>
      <text:p text:style-name="P8">root@master:/localdocker# <text:span text:style-name="T2">chmod +x kompose</text:span></text:p>
      <text:p text:style-name="P6"/>
      <text:p text:style-name="P4">// <text:span text:style-name="T15">Move the binary to a directory in our $PATH. Then return to your non-root user.</text:span></text:p>
      <text:p text:style-name="P4"><text:span text:style-name="T15">root@master:/localdocker# </text:span><text:span text:style-name="T16">ls</text:span></text:p>
      <text:p text:style-name="P15">data <text:s/>docker-compose.yaml <text:s/>kompose <text:s/>nginx</text:p>
      <text:p text:style-name="P4"><text:span text:style-name="T15">root@master:/localdocker# </text:span><text:span text:style-name="T16">mv kompose /usr/local/bin/kompose</text:span></text:p>
      <text:p text:style-name="P4"><text:span text:style-name="T15">root@master:/localdocker# </text:span><text:span text:style-name="T16">ls /usr/local/bin/</text:span></text:p>
      <text:p text:style-name="P15"><text:soft-page-break/>kompose</text:p>
      <text:p text:style-name="P4"><text:span text:style-name="T15">root@master:/localdocker# </text:span><text:span text:style-name="T16">exit</text:span></text:p>
      <text:p text:style-name="P15">logout</text:p>
      <text:p text:style-name="P15">jerome@master:~$ </text:p>
      <text:p text:style-name="P15"/>
      <text:p text:style-name="P10"><text:span text:style-name="T21">// Create two physical volumes in order to deploy a local registry for Kubernetes. 200Mi for each should be enough for </text:span>each of the volumes. Use the hostPath storageclass for the volumes</text:p>
      <text:p text:style-name="P4"><text:span text:style-name="T15">jerome@master:~$ </text:span><text:span text:style-name="T16">vim vol1.yaml</text:span></text:p>
      <text:p text:style-name="P15">----------------------------</text:p>
      <text:p text:style-name="P15">apiVersion: v1</text:p>
      <text:p text:style-name="P15">kind: PersistentVolume</text:p>
      <text:p text:style-name="P15">metadata:</text:p>
      <text:p text:style-name="P15"><text:s text:c="2"/>labels:</text:p>
      <text:p text:style-name="P15"><text:s text:c="4"/>type: local</text:p>
      <text:p text:style-name="P15"><text:s text:c="2"/>name: task-pv-volume</text:p>
      <text:p text:style-name="P15">spec:</text:p>
      <text:p text:style-name="P15"><text:s text:c="2"/>accessModes:</text:p>
      <text:p text:style-name="P15"><text:s text:c="2"/>- ReadWriteOnce</text:p>
      <text:p text:style-name="P15"><text:s text:c="2"/>capacity:</text:p>
      <text:p text:style-name="P15"><text:s text:c="4"/>storage: 200Mi</text:p>
      <text:p text:style-name="P15"><text:s text:c="2"/>hostPath:</text:p>
      <text:p text:style-name="P15"><text:s text:c="4"/>path: /tmp/data</text:p>
      <text:p text:style-name="P15"><text:s text:c="2"/>persistentVolumeReclaimPolicy: Retain</text:p>
      <text:p text:style-name="P15">-------------------------------</text:p>
      <text:p text:style-name="P15"/>
      <text:p text:style-name="P4"><text:span text:style-name="T15">jerome@master:~$ </text:span><text:span text:style-name="T16">vim vol2.yaml</text:span></text:p>
      <text:p text:style-name="P15">-------------------------------</text:p>
      <text:p text:style-name="P15">apiVersion: v1</text:p>
      <text:p text:style-name="P15">kind: PersistentVolume</text:p>
      <text:p text:style-name="P15">metadata:</text:p>
      <text:p text:style-name="P15"><text:s text:c="2"/>labels:</text:p>
      <text:p text:style-name="P15"><text:s text:c="4"/>type: local</text:p>
      <text:p text:style-name="P15"><text:s text:c="2"/>name: registryvm</text:p>
      <text:p text:style-name="P15">spec:</text:p>
      <text:p text:style-name="P15"><text:s text:c="2"/>accessModes:</text:p>
      <text:p text:style-name="P15"><text:s text:c="2"/>- ReadWriteOnce</text:p>
      <text:p text:style-name="P15"><text:s text:c="2"/>capacity:</text:p>
      <text:p text:style-name="P15"><text:s text:c="4"/>storage: 200Mi</text:p>
      <text:p text:style-name="P15"><text:s text:c="2"/>hostPath:</text:p>
      <text:p text:style-name="P15"><text:s text:c="4"/>path: /tmp/nginx</text:p>
      <text:p text:style-name="P15"><text:s text:c="2"/>persistentVolumeReclaimPolicy: Retain</text:p>
      <text:p text:style-name="P15">---------------------------------</text:p>
      <text:p text:style-name="P15"/>
      <text:p text:style-name="P16">= CREATE THE VOLUMES AND TRANSFORM REGISTRY FROM DOCKER-COMPOSE TO KOMPOSE </text:p>
      <text:p text:style-name="P16"/>
      <text:p text:style-name="P16">jerome@master:~$ <text:span text:style-name="T2">$k create -f vol1.yaml </text:span></text:p>
      <text:p text:style-name="P16">persistentvolume/task-pv-volume created</text:p>
      <text:p text:style-name="P16">jerome@master:~$ <text:span text:style-name="T2">$k create -f vol2.yaml </text:span></text:p>
      <text:p text:style-name="P16">persistentvolume/registryvm created</text:p>
      <text:p text:style-name="P16"/>
      <text:p text:style-name="P16">// check if volumes are created</text:p>
      <text:p text:style-name="P16">jerome@master:~$ <text:span text:style-name="T2">$k get pv</text:span></text:p>
      <text:p text:style-name="P16"><text:soft-page-break/>NAME <text:s text:c="12"/>CAPACITY <text:s text:c="2"/>ACCESS MODES <text:s text:c="2"/>RECLAIM POLICY <text:s text:c="2"/>STATUS <text:s text:c="5"/>CLAIM <text:s text:c="2"/>STORAGECLASS <text:s text:c="2"/>REASON <text:s text:c="2"/>AGE</text:p>
      <text:p text:style-name="P16">registryvm <text:s text:c="6"/>200Mi <text:s text:c="5"/>RWO <text:s text:c="11"/>Retain <text:s text:c="10"/>Available <text:s text:c="34"/>21s</text:p>
      <text:p text:style-name="P16">task-pv-volume <text:s text:c="2"/>200Mi <text:s text:c="5"/>RWO <text:s text:c="11"/>Retain <text:s text:c="10"/>Available <text:s text:c="34"/>27s</text:p>
      <text:p text:style-name="P16">jerome@master:~$ </text:p>
      <text:p text:style-name="P16"/>
      <text:p text:style-name="P13"><text:span text:style-name="T22">// </text:span><text:span text:style-name="T27">Convert the Docker file into a single YAML file for use with Kubernetes. Not all objects convert exactly from Docker to kompose , you may get errors about the mount syntax for the new volumes. They can be safely ignored.</text:span></text:p>
      <text:p text:style-name="P16">jerome@master:~$ <text:span text:style-name="T2">cd /localdocker/</text:span></text:p>
      <text:p text:style-name="P16">jerome@master:/localdocker$ <text:span text:style-name="T2">ls</text:span></text:p>
      <text:p text:style-name="P16">data <text:s/>docker-compose.yaml <text:s/>nginx</text:p>
      <text:p text:style-name="P16"/>
      <text:p text:style-name="P16">jerome@master:/localdocker$ <text:span text:style-name="T2">sudo kompose convert -f docker-compose.yaml -o localregistry.yaml</text:span></text:p>
      <text:p text:style-name="P16">WARN Volume mount on the host "/localdocker/nginx/" isn't supported - ignoring path on the host </text:p>
      <text:p text:style-name="P16">WARN Volume mount on the host "/localdocker/data" isn't supported - ignoring path on the host </text:p>
      <text:p text:style-name="P16">jerome@master:/localdocker$ <text:span text:style-name="T2">ls</text:span></text:p>
      <text:p text:style-name="P16">data <text:s/>docker-compose.yaml <text:s/><text:span text:style-name="T20">localregistry.yaml</text:span> <text:s/>nginx</text:p>
      <text:p text:style-name="P16">jerome@master:/localdocker$ </text:p>
      <text:p text:style-name="P16"/>
      <text:p text:style-name="P11"><text:span text:style-name="T22">// View the cluster resources prior to deploying the registry. Only the cluster service and two available persistent volumes </text:span>should exist in the default namespace.</text:p>
      <text:p text:style-name="P16">jerome@master:/localdocker$ <text:span text:style-name="T2">$k get po,svc,pv,pvc,deploy</text:span></text:p>
      <text:p text:style-name="P16">NAME <text:s text:c="16"/>TYPE <text:s text:c="7"/>CLUSTER-IP <text:s text:c="2"/>EXTERNAL-IP <text:s text:c="2"/>PORT(S) <text:s text:c="2"/>AGE</text:p>
      <text:p text:style-name="P16">service/kubernetes <text:s text:c="2"/>ClusterIP <text:s text:c="2"/>10.96.0.1 <text:s text:c="3"/>&lt;none&gt; <text:s text:c="7"/>443/TCP <text:s text:c="2"/>6d22h</text:p>
      <text:p text:style-name="P16"/>
      <text:p text:style-name="P16">NAME <text:s text:c="29"/>CAPACITY <text:s text:c="2"/>ACCESS MODES <text:s text:c="2"/>RECLAIM POLICY <text:s text:c="2"/>STATUS <text:s text:c="5"/>CLAIM <text:s text:c="2"/>STORAGECLASS <text:s text:c="2"/>REASON <text:s text:c="2"/>AGE</text:p>
      <text:p text:style-name="P16">persistentvolume/registryvm <text:s text:c="6"/>200Mi <text:s text:c="5"/>RWO <text:s text:c="11"/>Retain <text:s text:c="10"/>Available <text:s text:c="34"/>10m</text:p>
      <text:p text:style-name="P16">persistentvolume/task-pv-volume <text:s text:c="2"/>200Mi <text:s text:c="5"/>RWO <text:s text:c="11"/>Retain <text:s text:c="10"/>Available <text:s text:c="34"/>10m</text:p>
      <text:p text:style-name="P16"/>
      <text:p text:style-name="P17">// <text:span text:style-name="T28">get a sample of yaml file for the desired object .</text:span><text:span text:style-name="T30"> <text:s/></text:span><text:span text:style-name="T29">COMMANDE A CONNAITRE</text:span></text:p>
      <text:p text:style-name="P18">jerome@master:/localdocker$ $k<text:span text:style-name="T2"> create deploy drytry --image=nginx --dry-run=client -o yaml</text:span></text:p>
      <text:p text:style-name="P18">apiVersion: apps/v1</text:p>
      <text:p text:style-name="P18">kind: Deployment</text:p>
      <text:p text:style-name="P18">metadata:</text:p>
      <text:p text:style-name="P18"><text:s text:c="2"/>creationTimestamp: null</text:p>
      <text:p text:style-name="P18"><text:s text:c="2"/>labels:</text:p>
      <text:p text:style-name="P18"><text:s text:c="4"/>app: drytry</text:p>
      <text:p text:style-name="P18"><text:s text:c="2"/>name: drytry</text:p>
      <text:p text:style-name="P18">spec:</text:p>
      <text:p text:style-name="P18"><text:s text:c="2"/>replicas: 1</text:p>
      <text:p text:style-name="P18"><text:s text:c="2"/>selector:</text:p>
      <text:p text:style-name="P18"><text:s text:c="4"/>matchLabels:</text:p>
      <text:p text:style-name="P18"><text:s text:c="6"/>app: drytry</text:p>
      <text:p text:style-name="P18"><text:s text:c="2"/>strategy: {}</text:p>
      <text:p text:style-name="P18"><text:s text:c="2"/>template:</text:p>
      <text:p text:style-name="P18"><text:s text:c="4"/>metadata:</text:p>
      <text:p text:style-name="P18"><text:s text:c="6"/>creationTimestamp: null</text:p>
      <text:p text:style-name="P18"><text:s text:c="6"/>labels:</text:p>
      <text:p text:style-name="P18"><text:s text:c="8"/>app: drytry</text:p>
      <text:p text:style-name="P18"><text:soft-page-break/><text:s text:c="4"/>spec:</text:p>
      <text:p text:style-name="P18"><text:s text:c="6"/>containers:</text:p>
      <text:p text:style-name="P18"><text:s text:c="6"/>- image: nginx</text:p>
      <text:p text:style-name="P18"><text:s text:c="8"/>name: nginx</text:p>
      <text:p text:style-name="P18"><text:s text:c="8"/>resources: {}</text:p>
      <text:p text:style-name="P18">status: {}</text:p>
      <text:p text:style-name="P18">jerome@master:/localdocker$ </text:p>
      <text:p text:style-name="P18"/>
      <text:p text:style-name="P18">// <text:span text:style-name="T31">ICI C SPORT</text:span></text:p>
      <text:p text:style-name="P18">// <text:span text:style-name="T31">mk a copy of the localregistry.yaml </text:span></text:p>
      <text:p text:style-name="P18">jerome@master:/localdocker$ <text:span text:style-name="T2">sudo cp localregistry.yaml old-localregistry.yaml </text:span></text:p>
      <text:p text:style-name="P18">jerome@master:/localdocker$ ls</text:p>
      <text:p text:style-name="P18">data <text:s/>docker-compose.yaml <text:s/>localregistry.yaml <text:s/>nginx <text:s/>old-localregistry.yaml</text:p>
      <text:p text:style-name="P18"/>
      <text:p text:style-name="P18">// <text:span text:style-name="T31">THEN COMPARE THE LOCALREGISTRY.YAML CONTENTS WITH THE PREVIOUS EDITED WITH THE DRYTRY</text:span></text:p>
      <text:p text:style-name="P18">// <text:span text:style-name="T31">then for each object (Deployment) add the missing section in the localregistry.yaml (following drytry ex) </text:span></text:p>
      <text:p text:style-name="P18">jerome@master:/localdocker$ <text:span text:style-name="T2">sudo vim localregistry.yaml </text:span></text:p>
      <text:p text:style-name="P20"/>
      <text:p text:style-name="P18">// <text:span text:style-name="T31">get the added contents</text:span></text:p>
      <text:p text:style-name="P18">jerome@master:/localdocker$ <text:span text:style-name="T2">diff localregistry.yaml old-localregistry.yaml </text:span></text:p>
      <text:p text:style-name="P18">41c41</text:p>
      <text:p text:style-name="P18">&lt; - apiVersion: apps/v1</text:p>
      <text:p text:style-name="P18">---</text:p>
      <text:p text:style-name="P18">&gt; - apiVersion: extensions/v1beta1</text:p>
      <text:p text:style-name="P18">53,55d52</text:p>
      <text:p text:style-name="P18">&lt; <text:s text:c="4"/>selector:</text:p>
      <text:p text:style-name="P18">&lt; <text:s text:c="6"/>matchLabels:</text:p>
      <text:p text:style-name="P18">&lt; <text:s text:c="8"/>io.kompose.service: nginx</text:p>
      <text:p text:style-name="P18">93c90</text:p>
      <text:p text:style-name="P18">&lt; - apiVersion: apps/v1</text:p>
      <text:p text:style-name="P18">---</text:p>
      <text:p text:style-name="P18">&gt; - apiVersion: extensions/v1beta1</text:p>
      <text:p text:style-name="P18">105,107d101</text:p>
      <text:p text:style-name="P18">&lt; <text:s text:c="4"/>selector:</text:p>
      <text:p text:style-name="P18">&lt; <text:s text:c="6"/>matchLabels:</text:p>
      <text:p text:style-name="P18">&lt; <text:s text:c="8"/>io.kompose.service: registry</text:p>
      <text:p text:style-name="P18">jerome@master:/localdocker$ </text:p>
      <text:p text:style-name="P18"/>
      <text:p text:style-name="P13"><text:span text:style-name="T23">// </text:span><text:span text:style-name="T27">Use kubectl to create the local docker registry.</text:span></text:p>
      <text:p text:style-name="P18">jerome@master:/localdocker$ <text:span text:style-name="T2">$k create -f localregistry.yaml </text:span></text:p>
      <text:p text:style-name="P18">service/nginx created</text:p>
      <text:p text:style-name="P18">service/registry created</text:p>
      <text:p text:style-name="P18">deployment.apps/nginx created</text:p>
      <text:p text:style-name="P18">persistentvolumeclaim/nginx-claim0 created</text:p>
      <text:p text:style-name="P18">deployment.apps/registry created</text:p>
      <text:p text:style-name="P18">persistentvolumeclaim/registry-claim0 created</text:p>
      <text:p text:style-name="P18"/>
      <text:p text:style-name="P18">jerome@master:/localdocker$ <text:span text:style-name="T2">$k get po,svc,pv,pvc,deploy</text:span></text:p>
      <text:p text:style-name="P20"/>
      <text:p text:style-name="P20"/>
      <text:p text:style-name="P20"/>
      <text:p text:style-name="P18"><text:soft-page-break/></text:p>
      <text:p text:style-name="P14"><text:span text:style-name="T26">// </text:span><text:span text:style-name="T33">Edit the Docker configuration file to allow insecure access to the registry. In a production environment steps should be </text:span><text:span text:style-name="T34">taken to create and use TLS authentication instead. Use the IP and port of the registry you verified in the previous step</text:span></text:p>
      <text:p text:style-name="P20"><text:span text:style-name="T32">jerome@master:/localdocker$</text:span> sudo vim /etc/docker/daemon.json</text:p>
      <text:p text:style-name="P18">// <text:span text:style-name="T36">add this line</text:span></text:p>
      <text:p text:style-name="P20">{ "insecure-registries":["10.106.165.110:5000"] }</text:p>
      <text:p text:style-name="P20"/>
      <text:p text:style-name="P14"><text:span text:style-name="T25">// </text:span><text:span text:style-name="T34">Restart docker on the local system. It can take up to a minute for the restart to take place. Ensure the service is active. It should report that the service recently became status as well</text:span></text:p>
      <text:p text:style-name="P14"><text:span text:style-name="T34">jerome@master:/localdocker$ </text:span><text:span text:style-name="T37">sudo systemctl restart docker.service</text:span></text:p>
      <text:p text:style-name="P14"><text:span text:style-name="T34">jerome@master:/localdocker$ </text:span><text:span text:style-name="T37">sudo systemctl status docker.service | grep Active</text:span></text:p>
      <text:p text:style-name="P11"><text:s text:c="3"/>Active: active (running) since Fri 2021-01-22 13:53:17 UTC; 1min 14s ago</text:p>
      <text:p text:style-name="P11">jerome@master:/localdocker$ </text:p>
      <text:p text:style-name="P11"/>
      <text:p text:style-name="P14"><text:span text:style-name="T34">// </text:span><text:span text:style-name="T35">pull latest ubuntu image </text:span></text:p>
      <text:p text:style-name="P14"><text:span text:style-name="T35">jerome@master:~$ </text:span><text:span text:style-name="T38">sudo docker pull ubuntu </text:span></text:p>
      <text:p text:style-name="P27">// tag it</text:p>
      <text:p text:style-name="P14"><text:span text:style-name="T35">jerome@master:~$ </text:span><text:span text:style-name="T38">sudo docker tag ubuntu:latest 10.106.165.110:5000/tagtest</text:span></text:p>
      <text:p text:style-name="P27">// push it to our private registry</text:p>
      <text:p text:style-name="P14"><text:span text:style-name="T35">jerome@master:~$ </text:span><text:span text:style-name="T38">sudo docker push 10.106.165.110:5000/tagtest</text:span></text:p>
      <text:p text:style-name="P28"/>
      <text:p text:style-name="P18">// <text:span text:style-name="T39">delete ubuntu:latest and the tag one from (as now we will try to pull it from our registry)</text:span></text:p>
      <text:p text:style-name="P18">jerome@master:~$ <text:span text:style-name="T2">sudo docker image rm ubuntu:latest</text:span></text:p>
      <text:p text:style-name="P18">Untagged: ubuntu:latest</text:p>
      <text:p text:style-name="P18">Untagged: ubuntu@sha256:703218c0465075f4425e58fac086e09e1de5c340b12976ab9eb8ad26615c3715</text:p>
      <text:p text:style-name="P18">jerome@master:~$ <text:span text:style-name="T2">sudo docker image rm 10.106.165.110:5000/tagtest </text:span></text:p>
      <text:p text:style-name="P18">Untagged: 10.106.165.110:5000/tagtest:latest</text:p>
      <text:p text:style-name="P18">Untagged: 10.106.165.110:5000/tagtest@sha256:3093096ee188f8ff4531949b8f6115af4747ec1c58858c091c8cb4579c39cc4e</text:p>
      <text:p text:style-name="P18">Deleted: sha256:f63181f19b2fe819156dcb068b3b5bc036820bec7014c5f77277cfa341d4cb5e</text:p>
      <text:p text:style-name="P18">Deleted: sha256:0770b7f116f8627ec336a62e65a1f79e344df7ae721eb3e06e11edca85d3d1e7</text:p>
      <text:p text:style-name="P18">Deleted: sha256:476e931831a5b24b95ff7587cca09bde9d1d7c0329fbc44ac64793b28fb809d0</text:p>
      <text:p text:style-name="P18">Deleted: sha256:9f32931c9d28f10104a8eb1330954ba90e76d92b02c5256521ba864feec14009</text:p>
      <text:p text:style-name="P18">jerome@master:~$ </text:p>
      <text:p text:style-name="P18"/>
      <text:p text:style-name="P18">// <text:span text:style-name="T40">then pull the pull the one we just pushed into our registry</text:span></text:p>
      <text:p text:style-name="P18">jerome@master:~$ <text:span text:style-name="T2">sudo docker pull 10.106.165.110:5000/tagtest</text:span></text:p>
      <text:p text:style-name="P18">Using default tag: latest</text:p>
      <text:p text:style-name="P18">latest: Pulling from tagtest</text:p>
      <text:p text:style-name="P18">83ee3a23efb7: Pull complete </text:p>
      <text:p text:style-name="P18">db98fc6f11f0: Pull complete </text:p>
      <text:p text:style-name="P18">f611acd52c6c: Pull complete </text:p>
      <text:p text:style-name="P18">Digest: sha256:3093096ee188f8ff4531949b8f6115af4747ec1c58858c091c8cb4579c39cc4e</text:p>
      <text:p text:style-name="P18">Status: Downloaded newer image for 10.106.165.110:5000/tagtest:latest</text:p>
      <text:p text:style-name="P18">10.106.165.110:5000/tagtest:latest</text:p>
      <text:p text:style-name="P18">jerome@master:~$ </text:p>
      <text:p text:style-name="P18"/>
      <text:p text:style-name="P18"><text:soft-page-break/>jerome@master:~$ <text:span text:style-name="T2">sudo docker image ls</text:span></text:p>
      <text:p text:style-name="P18">REPOSITORY <text:s text:c="26"/>TAG <text:s text:c="16"/>IMAGE ID <text:s text:c="11"/>CREATED <text:s text:c="12"/>SIZE</text:p>
      <text:p text:style-name="P18">10.106.165.110:5000/tagtest <text:s text:c="9"/>latest <text:s text:c="13"/>f63181f19b2f <text:s text:c="7"/>35 hours ago <text:s text:c="7"/>72.9MB</text:p>
      <text:p text:style-name="P18"><text:span text:style-name="T20">djedjethai/simpleapp <text:s/></text:span><text:s text:c="15"/>latest <text:s text:c="13"/>bd36a7d67f8c <text:s text:c="7"/>2 days ago <text:s text:c="9"/>902MB</text:p>
      <text:p text:style-name="P18">nginx <text:s text:c="31"/>latest <text:s text:c="13"/>f6d0b4767a6c <text:s text:c="7"/>10 days ago <text:s text:c="8"/>133MB</text:p>
      <text:p text:style-name="P18">registry <text:s text:c="28"/>2 <text:s text:c="18"/>678dfa38fcfa <text:s text:c="7"/>5 weeks ago <text:s text:c="8"/>26.2MB</text:p>
      <text:p text:style-name="P18">calico/pod2daemon-flexvol <text:s text:c="11"/>v3.17.1 <text:s text:c="12"/>819d15844f0c <text:s text:c="7"/>5 weeks ago <text:s text:c="8"/>21.7MB</text:p>
      <text:p text:style-name="P18">calico/cni <text:s text:c="26"/>v3.17.1 <text:s text:c="12"/>64e5dfd8d597 <text:s text:c="7"/>5 weeks ago <text:s text:c="8"/>128MB</text:p>
      <text:p text:style-name="P18">calico/node <text:s text:c="25"/>v3.17.1 <text:s text:c="12"/>183b53858d7d <text:s text:c="7"/>6 weeks ago <text:s text:c="8"/>165MB</text:p>
      <text:p text:style-name="P18">calico/kube-controllers <text:s text:c="13"/>v3.17.1 <text:s text:c="12"/>278f40d9f3b8 <text:s text:c="7"/>6 weeks ago <text:s text:c="8"/>52.1MB</text:p>
      <text:p text:style-name="P18">k8s.gcr.io/kube-proxy <text:s text:c="15"/>v1.19.0 <text:s text:c="12"/>bc9c328f379c <text:s text:c="7"/>4 months ago <text:s text:c="7"/>118MB</text:p>
      <text:p text:style-name="P18">k8s.gcr.io/kube-controller-manager <text:s text:c="2"/>v1.19.0 <text:s text:c="12"/>09d665d529d0 <text:s text:c="7"/>4 months ago <text:s text:c="7"/>111MB</text:p>
      <text:p text:style-name="P18">k8s.gcr.io/kube-apiserver <text:s text:c="11"/>v1.19.0 <text:s text:c="12"/>1b74e93ece2f <text:s text:c="7"/>4 months ago <text:s text:c="7"/>119MB</text:p>
      <text:p text:style-name="P18">k8s.gcr.io/kube-scheduler <text:s text:c="11"/>v1.19.0 <text:s text:c="12"/>cbdc8369d8b1 <text:s text:c="7"/>4 months ago <text:s text:c="7"/>45.7MB</text:p>
      <text:p text:style-name="P18">k8s.gcr.io/etcd <text:s text:c="21"/>3.4.9-1 <text:s text:c="12"/>d4ca8726196c <text:s text:c="7"/>7 months ago <text:s text:c="7"/>253MB</text:p>
      <text:p text:style-name="P18">k8s.gcr.io/coredns <text:s text:c="18"/>1.7.0 <text:s text:c="14"/>bfe3a36ebd25 <text:s text:c="7"/>7 months ago <text:s text:c="7"/>45.2MB</text:p>
      <text:p text:style-name="P18">nginx <text:s text:c="31"/>1.17 <text:s text:c="15"/>9beeba249f3e <text:s text:c="7"/>8 months ago <text:s text:c="7"/>127MB</text:p>
      <text:p text:style-name="P18">python <text:s text:c="30"/>2 <text:s text:c="18"/>68e7be49c28c <text:s text:c="7"/>9 months ago <text:s text:c="7"/>902MB</text:p>
      <text:p text:style-name="P18">k8s.gcr.io/pause <text:s text:c="20"/>3.2 <text:s text:c="16"/>80d28bedfe5d <text:s text:c="7"/>11 months ago <text:s text:c="6"/>683kB</text:p>
      <text:p text:style-name="P18">jerome@master:~$ </text:p>
      <text:p text:style-name="P18"/>
      <text:p text:style-name="P18">// <text:span text:style-name="T41">tag the previous djedjethai/simpleapp for it to be push to our registry</text:span></text:p>
      <text:p text:style-name="P18">jerome@master:~$ <text:span text:style-name="T2">sudo docker tag </text:span><text:span text:style-name="T3">djedjethai/simpleapp</text:span><text:span text:style-name="T2"> 10.106.165.110:5000/simpleapp</text:span></text:p>
      <text:p text:style-name="P18">jerome@master:~$ <text:span text:style-name="T2">sudo docker image ls</text:span></text:p>
      <text:p text:style-name="P18">REPOSITORY <text:s text:c="26"/>TAG <text:s text:c="16"/>IMAGE ID <text:s text:c="11"/>CREATED <text:s text:c="12"/>SIZE</text:p>
      <text:p text:style-name="P18">10.106.165.110:5000/tagtest <text:s text:c="9"/>latest <text:s text:c="13"/>f63181f19b2f <text:s text:c="7"/>35 hours ago <text:s text:c="7"/>72.9MB</text:p>
      <text:p text:style-name="P18">10.106.165.110:5000/simpleapp <text:s text:c="7"/>latest <text:s text:c="13"/>bd36a7d67f8c <text:s text:c="7"/>2 days ago <text:s text:c="9"/>902MB</text:p>
      <text:p text:style-name="P18">djedjethai/simpleapp <text:s text:c="16"/>latest <text:s text:c="13"/>bd36a7d67f8c <text:s text:c="7"/>2 days ago <text:s text:c="9"/>902MB</text:p>
      <text:p text:style-name="P18">nginx <text:s text:c="31"/>latest <text:s text:c="13"/>f6d0b4767a6c <text:s text:c="7"/>10 days ago <text:s text:c="8"/>133MB</text:p>
      <text:p text:style-name="P18">registry <text:s text:c="28"/>2 <text:s text:c="18"/>678dfa38fcfa <text:s text:c="7"/>5 weeks ago <text:s text:c="8"/>26.2MB</text:p>
      <text:p text:style-name="P18">calico/pod2daemon-flexvol <text:s text:c="11"/>v3.17.1 <text:s text:c="12"/>819d15844f0c <text:s text:c="7"/>5 weeks ago <text:s text:c="8"/>21.7MB</text:p>
      <text:p text:style-name="P18">calico/cni <text:s text:c="26"/>v3.17.1 <text:s text:c="12"/>64e5dfd8d597 <text:s text:c="7"/>5 weeks ago <text:s text:c="8"/>128MB</text:p>
      <text:p text:style-name="P18">calico/node <text:s text:c="25"/>v3.17.1 <text:s text:c="12"/>183b53858d7d <text:s text:c="7"/>6 weeks ago <text:s text:c="8"/>165MB</text:p>
      <text:p text:style-name="P18">calico/kube-controllers <text:s text:c="13"/>v3.17.1 <text:s text:c="12"/>278f40d9f3b8 <text:s text:c="7"/>6 weeks ago <text:s text:c="8"/>52.1MB</text:p>
      <text:p text:style-name="P18">k8s.gcr.io/kube-proxy <text:s text:c="15"/>v1.19.0 <text:s text:c="12"/>bc9c328f379c <text:s text:c="7"/>4 months ago <text:s text:c="7"/>118MB</text:p>
      <text:p text:style-name="P18">k8s.gcr.io/kube-apiserver <text:s text:c="11"/>v1.19.0 <text:s text:c="12"/>1b74e93ece2f <text:s text:c="7"/>4 months ago <text:s text:c="7"/>119MB</text:p>
      <text:p text:style-name="P18">k8s.gcr.io/kube-controller-manager <text:s text:c="2"/>v1.19.0 <text:s text:c="12"/>09d665d529d0 <text:s text:c="7"/>4 months ago <text:s text:c="7"/>111MB</text:p>
      <text:p text:style-name="P18">k8s.gcr.io/kube-scheduler <text:s text:c="11"/>v1.19.0 <text:s text:c="12"/>cbdc8369d8b1 <text:s text:c="7"/>4 months ago <text:s text:c="7"/>45.7MB</text:p>
      <text:p text:style-name="P18">k8s.gcr.io/etcd <text:s text:c="21"/>3.4.9-1 <text:s text:c="12"/>d4ca8726196c <text:s text:c="7"/>7 months ago <text:s text:c="7"/>253MB</text:p>
      <text:p text:style-name="P18">k8s.gcr.io/coredns <text:s text:c="18"/>1.7.0 <text:s text:c="14"/>bfe3a36ebd25 <text:s text:c="7"/>7 months ago <text:s text:c="7"/>45.2MB</text:p>
      <text:p text:style-name="P18">nginx <text:s text:c="31"/>1.17 <text:s text:c="15"/>9beeba249f3e <text:s text:c="7"/>8 months ago <text:s text:c="7"/>127MB</text:p>
      <text:p text:style-name="P18">python <text:s text:c="30"/>2 <text:s text:c="18"/>68e7be49c28c <text:s text:c="7"/>9 months ago <text:s text:c="7"/>902MB</text:p>
      <text:p text:style-name="P18">k8s.gcr.io/pause <text:s text:c="20"/>3.2 <text:s text:c="16"/>80d28bedfe5d <text:s text:c="7"/>11 months ago <text:s text:c="6"/>683kB</text:p>
      <text:p text:style-name="P18">jerome@master:~$ </text:p>
      <text:p text:style-name="P18"/>
      <text:p text:style-name="P18">// <text:span text:style-name="T41">push it </text:span></text:p>
      <text:p text:style-name="P18">jerome@master:~$ <text:span text:style-name="T2">sudo docker push 10.106.165.110:5000/simpleapp</text:span></text:p>
      <text:p text:style-name="P19">The push refers to repository [10.106.165.110:5000/simpleapp]</text:p>
      <text:p text:style-name="P18">66ed87781736: Pushed </text:p>
      <text:p text:style-name="P18">e571d2d3c73c: Pushed </text:p>
      <text:p text:style-name="P18">………….</text:p>
      <text:p text:style-name="P18">461719022993: Pushed </text:p>
      <text:p text:style-name="P18"><text:soft-page-break/>latest: digest: sha256:dc3d625a9f3e3d974483beb5b82b2b56c4b1fb876ef12ca2ce928675d40bc446 size: 2428</text:p>
      <text:p text:style-name="P18">jerome@master:~$ </text:p>
      <text:p text:style-name="P18"/>
      <text:p text:style-name="P24">==================== configure the worker node ===================</text:p>
      <text:p text:style-name="P24"/>
      <text:p text:style-name="P26"><text:span text:style-name="T24">// Configure the worker (second) node to use the local registry running on the master server. Connect to the worker node. </text:span>Edit the Docker daemon.json file with the same values as the master node and restart the service. Ensure it is active</text:p>
      <text:p text:style-name="Standard"/>
      <text:p text:style-name="P29">jerome@worker:/etc/docker$ <text:span text:style-name="T2">sudo vim /etc/docker/daemon.json </text:span></text:p>
      <text:p text:style-name="P29">{ "insecure-registries":["10.106.165.110:5000"] } // !!! <text:span text:style-name="T43">HERE I CHANGED the image from the previous one, IT SHOULD BE THE SAME ONE</text:span></text:p>
      <text:p text:style-name="P29">jerome@worker:/etc/docker$ <text:span text:style-name="T2">sudo systemctl restart docker.service</text:span></text:p>
      <text:p text:style-name="P29">jerome@worker:/etc/docker$ <text:span text:style-name="T2">sudo systemctl status docker.service | grep Active</text:span></text:p>
      <text:p text:style-name="P29"><text:s text:c="3"/>Active: active (running) since Sun 2021-01-24 06:46:46 UTC; 40s ago</text:p>
      <text:p text:style-name="P29">jerome@worker:/etc/docker$ <text:span text:style-name="T2">sudo docker pull 10.97.237.133:5000/simpleapp</text:span></text:p>
      <text:p text:style-name="P29">Using default tag: latest</text:p>
      <text:p text:style-name="P29">latest: Pulling from simpleapp</text:p>
      <text:p text:style-name="P29">7e2b2a5af8f6: Pull complete </text:p>
      <text:p text:style-name="P29">…………………...</text:p>
      <text:p text:style-name="P29">ce2214ac9ac6: Pull complete </text:p>
      <text:p text:style-name="P29">Digest: sha256:6f5ea66a5a43543f9bd55bd820d0e4bd9fafb11c5c0cec313aa1f97be1a55e77</text:p>
      <text:p text:style-name="P29">Status: Downloaded newer image for 10.97.237.133:5000/simpleapp:latest</text:p>
      <text:p text:style-name="P29">10.97.237.133:5000/simpleapp:latest</text:p>
      <text:p text:style-name="P30"><text:span text:style-name="T42">jerome@worker:/etc/docker$ </text:span><text:line-break/></text:p>
      <text:p text:style-name="P30">// <text:span text:style-name="T5">Return to the master node and deploy the simpleapp in Kubernetes with several replicas. We will name the deployment try1. Scale to have six replicas. Multiple replicas the scheduler should run some containers on each node</text:span></text:p>
      <text:p text:style-name="P30"><text:span text:style-name="T5">jerome@master:~$ </text:span><text:span text:style-name="T10">$k create deployment try1 --image=10.97.237.133:5000/simpleapp</text:span></text:p>
      <text:p text:style-name="P30"><text:span text:style-name="T5">deployment.apps/try1 created</text:span></text:p>
      <text:p text:style-name="P30"><text:span text:style-name="T5">jerome@master:~$ </text:span><text:span text:style-name="T10">$k scale deployment try1 --replicas=6</text:span></text:p>
      <text:p text:style-name="P30"><text:span text:style-name="T5">deployment.apps/try1 scaled</text:span></text:p>
      <text:p text:style-name="P30"><text:span text:style-name="T5">jerome@master:~$ </text:span><text:span text:style-name="T10">$k get deploy</text:span></text:p>
      <text:p text:style-name="P30"><text:span text:style-name="T5">NAME <text:s text:c="6"/>READY <text:s text:c="2"/>UP-TO-DATE <text:s text:c="2"/>AVAILABLE <text:s text:c="2"/>AGE</text:span></text:p>
      <text:p text:style-name="P30"><text:span text:style-name="T5">nginx <text:s text:c="5"/>1/1 <text:s text:c="4"/>1 <text:s text:c="11"/>1 <text:s text:c="10"/>29m</text:span></text:p>
      <text:p text:style-name="P30"><text:span text:style-name="T5">registry <text:s text:c="2"/>1/1 <text:s text:c="4"/>1 <text:s text:c="11"/>1 <text:s text:c="10"/>29m</text:span></text:p>
      <text:p text:style-name="P30"><text:span text:style-name="T5">try1 <text:s text:c="6"/>6/6 <text:s text:c="4"/>6 <text:s text:c="11"/>6 <text:s text:c="10"/>77s</text:span></text:p>
      <text:p text:style-name="P30"><text:span text:style-name="T5">jerome@master:~$ </text:span><text:span text:style-name="T10">$k get po</text:span></text:p>
      <text:p text:style-name="P30"><text:span text:style-name="T5">NAME <text:s text:c="22"/>READY <text:s text:c="2"/>STATUS <text:s text:c="3"/>RESTARTS <text:s text:c="2"/>AGE</text:span></text:p>
      <text:p text:style-name="P30"><text:span text:style-name="T5">nginx-79f868896b-r6dc9 <text:s text:c="4"/>1/1 <text:s text:c="4"/>Running <text:s text:c="2"/>1 <text:s text:c="9"/>30m</text:span></text:p>
      <text:p text:style-name="P30"><text:span text:style-name="T5">registry-6b5bb79c4-hvzmv <text:s text:c="2"/>1/1 <text:s text:c="4"/>Running <text:s text:c="2"/>1 <text:s text:c="9"/>30m</text:span></text:p>
      <text:p text:style-name="P30"><text:span text:style-name="T5">try1-7497cb6b6d-b5pp8 <text:s text:c="5"/>1/1 <text:s text:c="4"/>Running <text:s text:c="2"/>0 <text:s text:c="9"/>102s</text:span></text:p>
      <text:p text:style-name="P30"><text:span text:style-name="T5">try1-7497cb6b6d-j767q <text:s text:c="5"/>1/1 <text:s text:c="4"/>Running <text:s text:c="2"/>0 <text:s text:c="9"/>102s</text:span></text:p>
      <text:p text:style-name="P30"><text:span text:style-name="T5">try1-7497cb6b6d-k75lm <text:s text:c="5"/>1/1 <text:s text:c="4"/>Running <text:s text:c="2"/>0 <text:s text:c="9"/>102s</text:span></text:p>
      <text:p text:style-name="P30"><text:span text:style-name="T5">try1-7497cb6b6d-p2hgp <text:s text:c="5"/>1/1 <text:s text:c="4"/>Running <text:s text:c="2"/>0 <text:s text:c="9"/>102s</text:span></text:p>
      <text:p text:style-name="P30"><text:soft-page-break/><text:span text:style-name="T5">try1-7497cb6b6d-pjcjm <text:s text:c="5"/>1/1 <text:s text:c="4"/>Running <text:s text:c="2"/>0 <text:s text:c="9"/>102s</text:span></text:p>
      <text:p text:style-name="P30"><text:span text:style-name="T5">try1-7497cb6b6d-pn5bx <text:s text:c="5"/>1/1 <text:s text:c="4"/>Running <text:s text:c="2"/>0 <text:s text:c="9"/>2m50s</text:span></text:p>
      <text:p text:style-name="P30"><text:span text:style-name="T5"/></text:p>
      <text:p text:style-name="P30"><text:span text:style-name="T5">// On the second node use sudo docker ps to verify containers of simpleapp are running. The scheduler will usually balance pod count across nodes. As the master already has several pods running the new pods may be on the worker.</text:span></text:p>
      <text:p text:style-name="P30"><text:span text:style-name="T5">jerome@worker:/etc/docker$ </text:span><text:span text:style-name="T10">sudo docker ps | grep simple</text:span></text:p>
      <text:p text:style-name="P30"><text:span text:style-name="T5">f85793d54da1 <text:s text:c="7"/>10.97.237.133:5000/simpleapp <text:s text:c="2"/>"python ./simple.py" <text:s text:c="4"/>7 minutes ago <text:s text:c="6"/>Up 7 minutes <text:s text:c="27"/>k8s_simpleapp_try1-7497cb6b6d-pjcjm_default_5a7021e9-6606-4669-9980-e973e3f0dfea_0</text:span></text:p>
      <text:p text:style-name="P30"><text:span text:style-name="T5">7d8096387eb6 <text:s text:c="7"/>10.97.237.133:5000/simpleapp <text:s text:c="2"/>"python ./simple.py" <text:s text:c="4"/>7 minutes ago <text:s text:c="6"/>Up 7 minutes <text:s text:c="27"/>k8s_simpleapp_try1-7497cb6b6d-b5pp8_default_331ce67d-149e-4ab7-b848-426a1f0d022f_0</text:span></text:p>
      <text:p text:style-name="P30"><text:span text:style-name="T5">b1ecb5a5ddd3 <text:s text:c="7"/>10.97.237.133:5000/simpleapp <text:s text:c="2"/>"python ./simple.py" <text:s text:c="4"/>7 minutes ago <text:s text:c="6"/>Up 7 minutes <text:s text:c="27"/>k8s_simpleapp_try1-7497cb6b6d-k75lm_default_c7248daa-629c-4957-9f07-ba414e30d41d_0</text:span></text:p>
      <text:p text:style-name="P30"><text:span text:style-name="T5">393f0cce4509 <text:s text:c="7"/>10.97.237.133:5000/simpleapp <text:s text:c="2"/>"python ./simple.py" <text:s text:c="4"/>8 minutes ago <text:s text:c="6"/>Up 8 minutes <text:s text:c="27"/>k8s_simpleapp_try1-7497cb6b6d-pn5bx_default_788df449-3aa1-4829-a0a8-b57be0f8117c_0</text:span></text:p>
      <text:p text:style-name="P30"><text:span text:style-name="T5"/></text:p>
      <text:p text:style-name="P30"><text:span text:style-name="T5">// Return to the master node . Save the try1 deployment as YAML.</text:span></text:p>
      <text:p text:style-name="P30"><text:span text:style-name="T5">jerome@master:~$ </text:span><text:span text:style-name="T10">cd ~/app1</text:span></text:p>
      <text:p text:style-name="P30"><text:span text:style-name="T5">jerome@master:~/</text:span><text:span text:style-name="T10">app1$ ls</text:span></text:p>
      <text:p text:style-name="P30"><text:span text:style-name="T5">Dockerfile <text:s/>simple.py</text:span></text:p>
      <text:p text:style-name="P30"><text:span text:style-name="T5">jerome@master:~/app1$ </text:span><text:span text:style-name="T10">$k get deploy try1 -o yaml &gt; simpleapp.yaml</text:span></text:p>
      <text:p text:style-name="P31"><text:span text:style-name="T12">// </text:span><text:span text:style-name="T13">THE FULL YAML DEPLOY FILE IS SETTED UP … COOOL</text:span></text:p>
      <text:p text:style-name="P30"><text:span text:style-name="T5">jerome@master:~/app1$ </text:span><text:span text:style-name="T10">ls</text:span></text:p>
      <text:p text:style-name="P30"><text:span text:style-name="T5">Dockerfile <text:s/>simple.py <text:s/>simpleapp.yaml</text:span></text:p>
      <text:p text:style-name="P30"><text:span text:style-name="T5">jerome@master:~/app1$ </text:span><text:span text:style-name="T10">cat simpleapp.yaml </text:span></text:p>
      <text:p text:style-name="P30"><text:span text:style-name="T5">apiVersion: apps/v1</text:span></text:p>
      <text:p text:style-name="P30"><text:span text:style-name="T5">kind: Deployment</text:span></text:p>
      <text:p text:style-name="P30"><text:span text:style-name="T5">metadata:</text:span></text:p>
      <text:p text:style-name="P30"><text:span text:style-name="T5"><text:s text:c="2"/>annotations:</text:span></text:p>
      <text:p text:style-name="P30"><text:span text:style-name="T5"><text:s text:c="4"/>deployment.kubernetes.io/revision: "1"</text:span></text:p>
      <text:p text:style-name="P30"><text:span text:style-name="T5"><text:s text:c="2"/>creationTimestamp: "2021-01-24T06:57:10Z"</text:span></text:p>
      <text:p text:style-name="P30"><text:span text:style-name="T5"><text:s text:c="2"/>generation: 2</text:span></text:p>
      <text:p text:style-name="P30"><text:span text:style-name="T5"><text:s text:c="2"/>labels:</text:span></text:p>
      <text:p text:style-name="P30"><text:span text:style-name="T5"><text:s text:c="4"/>app: try1</text:span></text:p>
      <text:p text:style-name="P30"><text:span text:style-name="T5"><text:s text:c="2"/>managedFields:</text:span></text:p>
      <text:p text:style-name="P30"><text:span text:style-name="T5"><text:s text:c="2"/>- apiVersion: apps/v1</text:span></text:p>
      <text:p text:style-name="P30"><text:span text:style-name="T5"><text:s text:c="4"/>fieldsType: FieldsV1</text:span></text:p>
      <text:p text:style-name="P30"><text:span text:style-name="T5"><text:s text:c="4"/>fieldsV1:</text:span></text:p>
      <text:p text:style-name="P30"><text:span text:style-name="T5"><text:s text:c="6"/>f:metadata:</text:span></text:p>
      <text:p text:style-name="P30"><text:span text:style-name="T5"><text:s text:c="8"/>f:labels:</text:span></text:p>
      <text:p text:style-name="P30"><text:span text:style-name="T5"><text:s text:c="10"/>.: {}</text:span></text:p>
      <text:p text:style-name="P30"><text:span text:style-name="T5"><text:s text:c="8"/>…………… </text:span><text:span text:style-name="T8">etc ……………...</text:span></text:p>
      <text:p text:style-name="P30"><text:span text:style-name="T5"/></text:p>
      <text:p text:style-name="P30"><text:soft-page-break/><text:span text:style-name="T5">// Delete and recreate the try1 deployment using the YAML file. Verify the deployment is running with the expected six replicas.</text:span></text:p>
      <text:p text:style-name="P30"><text:span text:style-name="T5">jerome@master:~/app1$ </text:span><text:span text:style-name="T10">ls</text:span></text:p>
      <text:p text:style-name="P30"><text:span text:style-name="T5">Dockerfile <text:s/>simple.py <text:s/>simpleapp.yaml</text:span></text:p>
      <text:p text:style-name="P30"><text:span text:style-name="T5">jerome@master:~/app1$ </text:span><text:span text:style-name="T10">$k get deploy</text:span></text:p>
      <text:p text:style-name="P30"><text:span text:style-name="T5">NAME <text:s text:c="6"/>READY <text:s text:c="2"/>UP-TO-DATE <text:s text:c="2"/>AVAILABLE <text:s text:c="2"/>AGE</text:span></text:p>
      <text:p text:style-name="P30"><text:span text:style-name="T5">nginx <text:s text:c="5"/>1/1 <text:s text:c="4"/>1 <text:s text:c="11"/>1 <text:s text:c="10"/>45m</text:span></text:p>
      <text:p text:style-name="P30"><text:span text:style-name="T5">registry <text:s text:c="2"/>1/1 <text:s text:c="4"/>1 <text:s text:c="11"/>1 <text:s text:c="10"/>45m</text:span></text:p>
      <text:p text:style-name="P30"><text:span text:style-name="T5">try1 <text:s text:c="6"/>6/6 <text:s text:c="4"/>6 <text:s text:c="11"/>6 <text:s text:c="10"/>17m</text:span></text:p>
      <text:p text:style-name="P30"><text:span text:style-name="T5">jerome@master:~/app1$ </text:span><text:span text:style-name="T10">$k delete deploy try1</text:span></text:p>
      <text:p text:style-name="P30"><text:span text:style-name="T5">deployment.apps "try1" deleted</text:span></text:p>
      <text:p text:style-name="P30"><text:span text:style-name="T5">jerome@master:~/app1$ </text:span><text:span text:style-name="T10">ls</text:span></text:p>
      <text:p text:style-name="P30"><text:span text:style-name="T5">Dockerfile <text:s/>simple.py <text:s/>simpleapp.yaml</text:span></text:p>
      <text:p text:style-name="P30"><text:span text:style-name="T5">jerome@master:~/app1$ </text:span><text:span text:style-name="T10">$k get deploy</text:span></text:p>
      <text:p text:style-name="P30"><text:span text:style-name="T5">NAME <text:s text:c="6"/>READY <text:s text:c="2"/>UP-TO-DATE <text:s text:c="2"/>AVAILABLE <text:s text:c="2"/>AGE</text:span></text:p>
      <text:p text:style-name="P30"><text:span text:style-name="T5">nginx <text:s text:c="5"/>1/1 <text:s text:c="4"/>1 <text:s text:c="11"/>1 <text:s text:c="10"/>46m</text:span></text:p>
      <text:p text:style-name="P30"><text:span text:style-name="T5">registry <text:s text:c="2"/>1/1 <text:s text:c="4"/>1 <text:s text:c="11"/>1 <text:s text:c="10"/>46m</text:span></text:p>
      <text:p text:style-name="P30"><text:span text:style-name="T5">jerome@master:~/app1$ </text:span><text:span text:style-name="T10">$k create -f simpleapp.yaml </text:span></text:p>
      <text:p text:style-name="P30"><text:span text:style-name="T5">deployment.apps/try1 created</text:span></text:p>
      <text:p text:style-name="P30"><text:span text:style-name="T5">jerome@master:~/app1$ </text:span><text:span text:style-name="T10">$k get deploy</text:span></text:p>
      <text:p text:style-name="P30"><text:span text:style-name="T5">NAME <text:s text:c="6"/>READY <text:s text:c="2"/>UP-TO-DATE <text:s text:c="2"/>AVAILABLE <text:s text:c="2"/>AGE</text:span></text:p>
      <text:p text:style-name="P30"><text:span text:style-name="T5">nginx <text:s text:c="5"/>1/1 <text:s text:c="4"/>1 <text:s text:c="11"/>1 <text:s text:c="10"/>47m</text:span></text:p>
      <text:p text:style-name="P30"><text:span text:style-name="T5">registry <text:s text:c="2"/>1/1 <text:s text:c="4"/>1 <text:s text:c="11"/>1 <text:s text:c="10"/>47m</text:span></text:p>
      <text:p text:style-name="P30"><text:span text:style-name="T5">try1 <text:s text:c="6"/>6/6 <text:s text:c="4"/>6 <text:s text:c="11"/>6 <text:s text:c="10"/>4s</text:span></text:p>
      <text:p text:style-name="P30"><text:span text:style-name="T5">jerome@master:~/app1$ </text:span><text:span text:style-name="T10">$k delete deploy try1</text:span></text:p>
      <text:p text:style-name="P30"><text:span text:style-name="T5">deployment.apps "try1" deleted</text:span></text:p>
      <text:p text:style-name="P30"><text:span text:style-name="T5">jerome@master:~/app1$ </text:span><text:span text:style-name="T10">$k get deploy</text:span></text:p>
      <text:p text:style-name="P30"><text:span text:style-name="T5">NAME <text:s text:c="6"/>READY <text:s text:c="2"/>UP-TO-DATE <text:s text:c="2"/>AVAILABLE <text:s text:c="2"/>AGE</text:span></text:p>
      <text:p text:style-name="P30"><text:span text:style-name="T5">nginx <text:s text:c="5"/>1/1 <text:s text:c="4"/>1 <text:s text:c="11"/>1 <text:s text:c="10"/>49m</text:span></text:p>
      <text:p text:style-name="P30"><text:span text:style-name="T5">registry <text:s text:c="2"/>1/1 <text:s text:c="4"/>1 <text:s text:c="11"/>1 <text:s text:c="10"/>49m</text:span></text:p>
      <text:p text:style-name="P30"><text:span text:style-name="T5">jerome@master:~/app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0T16:11:34.949745128</meta:creation-date>
    <meta:generator>LibreOffice/7.0.4.2$Linux_X86_64 LibreOffice_project/00$Build-2</meta:generator>
    <dc:date>2021-01-24T14:19:44.719098890</dc:date>
    <meta:editing-duration>PT2H25M27S</meta:editing-duration>
    <meta:editing-cycles>12</meta:editing-cycles>
    <meta:document-statistic meta:table-count="0" meta:image-count="0" meta:object-count="0" meta:page-count="10" meta:paragraph-count="393" meta:word-count="2011" meta:character-count="20019" meta:non-whitespace-character-count="15022"/>
  </office:meta>
</office:document-meta>
</file>